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4dd" officeooo:paragraph-rsid="000354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un programa que nos pida 5 números diferentes del 5 al 15, pero de uno en uno, si introducimos uno repetido no lo guardará. En una lista. Usar arrays.</text:p>
      <text:p text:style-name="P1"/>
      <text:p text:style-name="P1"/>
      <text:p text:style-name="P1">Hacer un programa que nos pida 5 números diferentes del 5 al 15, pero de uno en uno, si introducimos uno repetido no lo guardará. En una lista. Usar un conjunto. </text:p>
      <text:p text:style-name="P1"/>
      <text:p text:style-name="P1"/>
      <text:p text:style-name="P1">Hacer un programa que nos pida 5 números diferentes del 5 al 15, pero de uno en uno, si introducimos uno repetido no lo guardará. En una lista. Usar un conjunto. Pero para mostrar la información pasar primero a un array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18:56:29.537871163</meta:creation-date>
    <dc:date>2021-11-05T19:03:28.834061488</dc:date>
    <meta:editing-duration>PT7M</meta:editing-duration>
    <meta:editing-cycles>1</meta:editing-cycles>
    <meta:document-statistic meta:table-count="0" meta:image-count="0" meta:object-count="0" meta:page-count="1" meta:paragraph-count="3" meta:word-count="102" meta:character-count="538" meta:non-whitespace-character-count="438"/>
    <meta:generator>LibreOffice/7.2.2.2$Linux_X86_64 LibreOffice_project/20$Build-2</meta:generator>
  </office:meta>
</office:document-meta>
</file>